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dstc11复盘文档</text:title></text:p>
      <text:p text:style-name="OrgTitle"/>
      <text:p text:style-name="OrgSubtitle"><text:initial-creator>Jun Gao</text:initial-creator></text:p>
      <text:p text:style-name="OrgSubtitle"/>
      <text:p text:style-name="OrgSubtitle"><text:span text:style-name="OrgInactiveTimestamp">[2022-10-27 四 15:19]</text:span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378f96">1. 规则临时修改</text:a></text:p>
          <text:p text:style-name="Contents_20_2"><text:a xlink:type="simple" xlink:href="#org0ffcaf5">1.1. <text:span text:style-name="OrgTodo">DONE</text:span> 9.27 submission instrction 邮件确认去掉了intent limit 50 规则</text:a></text:p>
          <text:p text:style-name="Contents_20_2"><text:a xlink:type="simple" xlink:href="#org8eb2f14">1.2. <text:span text:style-name="OrgTodo">TODO</text:span> 确认对最终结果的影响</text:a></text:p>
          <text:p text:style-name="Contents_20_1"><text:a xlink:type="simple" xlink:href="#orge7a3f64">2. 确认提交结果版本</text:a></text:p>
          <text:p text:style-name="Contents_20_2"><text:a xlink:type="simple" xlink:href="#org6562b04">2.1. <text:span text:style-name="OrgTodo">DONE</text:span> 把提交结果和本地的对比</text:a></text:p>
          <text:p text:style-name="Contents_20_1"><text:a xlink:type="simple" xlink:href="#org39cf71e">3. 测试集确认算法问题</text:a></text:p>
          <text:p text:style-name="Contents_20_2"><text:a xlink:type="simple" xlink:href="#org5d9827d">3.1. <text:span text:style-name="OrgTodo">DONE</text:span> 重新跑现有的提交结果</text:a></text:p>
          <text:p text:style-name="Contents_20_2"><text:a xlink:type="simple" xlink:href="#org8485b70">3.2. 对比重跑的结果和本地的结果</text:a></text:p>
          <text:p text:style-name="Contents_20_2"><text:a xlink:type="simple" xlink:href="#orgee10f5c">3.3. <text:span text:style-name="OrgTodo">TODO</text:span> 用官方的测试集验证指标</text:a></text:p>
          <text:p text:style-name="Contents_20_3"><text:a xlink:type="simple" xlink:href="#org94b269c">3.3.1. 把dstc11-track2-intent-induction/sitod/experiment.py:238</text:a></text:p>
          <text:p text:style-name="Contents_20_3"><text:a xlink:type="simple" xlink:href="#org5666846">3.3.2. dstc11-track2-intent-induction/configs/run-open-intent-induction-baselines-adj.jsonnet:35改为test-banking或test-finance</text:a></text:p>
          <text:p text:style-name="Contents_20_3"><text:a xlink:type="simple" xlink:href="#org8e7ba60">3.3.3. copy文件夹到dstc11-track2-intent-induction/dstc11下</text:a></text:p>
          <text:p text:style-name="Contents_20_3"><text:a xlink:type="simple" xlink:href="#orgf40d76d">3.3.4. 运行</text:a></text:p>
          <text:p text:style-name="Contents_20_2"><text:a xlink:type="simple" xlink:href="#org9ca076c">3.4. 用官方测试集验证其他结果</text:a></text:p>
          <text:p text:style-name="Contents_20_3"><text:a xlink:type="simple" xlink:href="#org9efb314">3.4.1. 没加simcse的版本</text:a></text:p>
          <text:p text:style-name="Contents_20_3"><text:a xlink:type="simple" xlink:href="#org34f13f3">3.4.2. 没有限制50条的版本</text:a></text:p>
          <text:p text:style-name="Contents_20_3"><text:a xlink:type="simple" xlink:href="#org6183a7f">3.4.3. k=28 simcse 限制50</text:a></text:p>
          <text:p text:style-name="Contents_20_2"><text:a xlink:type="simple" xlink:href="#orgf6cf595">3.5. k值影响</text:a></text:p>
          <text:p text:style-name="Contents_20_3"><text:a xlink:type="simple" xlink:href="#org2825ae1">3.5.1. banking</text:a></text:p>
          <text:p text:style-name="Contents_20_3"><text:a xlink:type="simple" xlink:href="#orgeee1ec5">3.5.2. finance</text:a></text:p>
          <text:p text:style-name="Contents_20_1"><text:a xlink:type="simple" xlink:href="#org9290e94">4. dstc11</text:a></text:p>
          <text:p text:style-name="Contents_20_2"><text:a xlink:type="simple" xlink:href="#org42efb77">4.1. dstc<text:span text:style-name="OrgSubscript">final</text:span><text:span text:style-name="OrgSubscript">code</text:span> 梽强哥准备的用于提交的代码</text:a></text:p>
          <text:p text:style-name="Contents_20_2"><text:a xlink:type="simple" xlink:href="#orgdbc6f0c">4.2. dstc11-track2-intent-induction 用于insurance的代码</text:a></text:p>
          <text:p text:style-name="Contents_20_2"><text:a xlink:type="simple" xlink:href="#org5b24c6c">4.3. FINAL-dstc11-track2-intent-induction 用于banking和clinc的代码</text:a></text:p>
          <text:p text:style-name="Contents_20_2"><text:a xlink:type="simple" xlink:href="#org031b086">4.4. FINAL-dstc11-track2-intent-induction-dingning</text:a></text:p>
        </text:index-body>
      </text:table-of-content>
      <text:h text:style-name="Heading_20_1" text:outline-level="1" text:is-list-header="false">
<text:bookmark-start text:name="OrgXref.org5378f96"/>
<text:bookmark text:name="org5378f96"/>规则临时修改
<text:bookmark-end text:name="OrgXref.org5378f96"/></text:h>
      <text:h text:style-name="Heading_20_2" text:outline-level="2" text:is-list-header="false">
<text:bookmark-start text:name="OrgXref.org0ffcaf5"/>
<text:bookmark text:name="org0ffcaf5"/><text:span text:style-name="OrgDone">DONE</text:span> 9.27 submission instrction 邮件确认去掉了intent limit 50 规则
<text:bookmark-end text:name="OrgXref.org0ffcaf5"/></text:h>
      <text:h text:style-name="Heading_20_2" text:outline-level="2" text:is-list-header="false">
<text:bookmark-start text:name="OrgXref.org8eb2f14"/>
<text:bookmark text:name="org8eb2f14"/><text:span text:style-name="OrgTodo">TODO</text:span> 确认对最终结果的影响
<text:bookmark-end text:name="OrgXref.org8eb2f14"/></text:h>
      <text:h text:style-name="Heading_20_1" text:outline-level="1" text:is-list-header="false">
<text:bookmark-start text:name="OrgXref.orge7a3f64"/>
<text:bookmark text:name="orge7a3f64"/>确认提交结果版本
<text:bookmark-end text:name="OrgXref.orge7a3f64"/></text:h>
      <text:h text:style-name="Heading_20_2" text:outline-level="2" text:is-list-header="false">
<text:bookmark-start text:name="OrgXref.org6562b04"/>
<text:bookmark text:name="org6562b04"/><text:span text:style-name="OrgDone">DONE</text:span> 把提交结果和本地的对比
<text:bookmark-end text:name="OrgXref.org6562b04"/></text:h>
      <text:h text:style-name="Heading_20_1" text:outline-level="1" text:is-list-header="false">
<text:bookmark-start text:name="OrgXref.org39cf71e"/>
<text:bookmark text:name="org39cf71e"/>测试集确认算法问题
<text:bookmark-end text:name="OrgXref.org39cf71e"/></text:h>
      <text:h text:style-name="Heading_20_2" text:outline-level="2" text:is-list-header="false">
<text:bookmark-start text:name="OrgXref.org5d9827d"/>
<text:bookmark text:name="org5d9827d"/><text:span text:style-name="OrgDone">DONE</text:span> 重新跑现有的提交结果
<text:bookmark-end text:name="OrgXref.org5d9827d"/></text:h>
      <text:h text:style-name="Heading_20_2" text:outline-level="2" text:is-list-header="false">
<text:bookmark-start text:name="OrgXref.org8485b70"/>
<text:bookmark text:name="org8485b70"/>对比重跑的结果和本地的结果
<text:bookmark-end text:name="OrgXref.org8485b70"/></text:h>
      <text:h text:style-name="Heading_20_2" text:outline-level="2" text:is-list-header="false">
<text:bookmark-start text:name="OrgXref.orgee10f5c"/>
<text:bookmark text:name="orgee10f5c"/><text:span text:style-name="OrgTodo">TODO</text:span> 用官方的测试集验证指标
<text:bookmark-end text:name="OrgXref.orgee10f5c"/></text:h>
      <text:p text:style-name="Text_20_body">结果公布：<text:a xlink:type="simple" xlink:href="https://docs.google.com/spreadsheets/d/15K3vBDfAj_fzqK988rrESRuk4MTgyIOKIarKGZpGja4/edit#gid=92075029">https://docs.google.com/spreadsheets/d/15K3vBDfAj_fzqK988rrESRuk4MTgyIOKIarKGZpGja4/edit#gid=92075029</text:a>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data</text:p>
              </table:table-cell>
              <table:table-cell table:style-name="OrgTblCellTB">
                <text:p text:style-name="OrgTableHeadingRight">baseline</text:p>
              </table:table-cell>
              <table:table-cell table:style-name="OrgTblCellTB">
                <text:p text:style-name="OrgTableHeadingLeft">origin dialog act</text:p>
              </table:table-cell>
              <table:table-cell table:style-name="OrgTblCellTB">
                <text:p text:style-name="OrgTableHeadingRight">规则筛选</text:p>
              </table:table-cell>
              <table:table-cell table:style-name="OrgTblCellTB">
                <text:p text:style-name="OrgTableHeadingRight">simcse</text:p>
              </table:table-cell>
              <table:table-cell table:style-name="OrgTblCellTB">
                <text:p text:style-name="OrgTableHeadingRight">ground truth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insurance</text:p>
              </table:table-cell>
              <table:table-cell table:style-name="OrgTblCellT">
                <text:p text:style-name="OrgTableContentsRight">60.2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Right">70.4</text:p>
              </table:table-cell>
              <table:table-cell table:style-name="OrgTblCellT">
                <text:p text:style-name="OrgTableContentsRight">81.3</text:p>
              </table:table-cell>
              <table:table-cell table:style-name="OrgTblCellT">
                <text:p text:style-name="OrgTableContentsRight">87.6</text:p>
              </table:table-cell>
            </table:table-row>
            <table:table-row>
              <table:table-cell table:style-name="OrgTblCell">
                <text:p text:style-name="OrgTableContentsLeft">banking</text:p>
              </table:table-cell>
              <table:table-cell table:style-name="OrgTblCell">
                <text:p text:style-name="OrgTableContentsRight">70.76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Right">59.2</text:p>
              </table:table-cell>
              <table:table-cell table:style-name="OrgTblCell">
                <text:p text:style-name="OrgTableContentsRight">63.6</text:p>
              </table:table-cell>
              <table:table-cell table:style-name="OrgTblCell">
                <text:p text:style-name="OrgTableContentsRight">73.2</text:p>
              </table:table-cell>
            </table:table-row>
            <table:table-row>
              <table:table-cell table:style-name="OrgTblCellB">
                <text:p text:style-name="OrgTableContentsLeft">finance</text:p>
              </table:table-cell>
              <table:table-cell table:style-name="OrgTblCellB">
                <text:p text:style-name="OrgTableContentsRight">56.46</text:p>
              </table:table-cell>
              <table:table-cell table:style-name="OrgTblCellB">
                <text:p text:style-name="OrgTableContentsLeft">～47.8</text:p>
              </table:table-cell>
              <table:table-cell table:style-name="OrgTblCellB">
                <text:p text:style-name="OrgTableContentsRight">43.5?</text:p>
              </table:table-cell>
              <table:table-cell table:style-name="OrgTblCellB">
                <text:p text:style-name="OrgTableContentsRight">55.5</text:p>
              </table:table-cell>
              <table:table-cell table:style-name="OrgTblCellB">
                <text:p text:style-name="OrgTableContentsRight"/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94b269c"/>
<text:bookmark text:name="org94b269c"/>把dstc11-track2-intent-induction/sitod/experiment.py:238
<text:bookmark-end text:name="OrgXref.org94b269c"/></text:h>
      <text:p text:style-name="OrgSrcBlock"><text:span text:style-name="OrgSrcFontLockVariableNameFace">target</text:span><text:s/>=<text:s/><text:span text:style-name="OrgSrcFontLockStringFace">"induced_intents_gzq_sccl_res_roformer_1912_28_epoch40_bs24.jsonl"</text:span></text:p>
      <text:p text:style-name="OrgSrcBlockLastLine"><text:span text:style-name="OrgSrcFontLockVariableNameFace">intent_schema</text:span><text:s/>=<text:s/>read_intents<text:span text:style-name="OrgSrcRainbowDelimitersDepth1Face">(</text:span><text:span text:style-name="OrgSrcFontLockStringFace">"/nfs/volume-242-2/gaojun/dstc11/dstc11-track2-intent-induction/dstc11_gzq/"</text:span>+target<text:span text:style-name="OrgSrcRainbowDelimitersDepth1Face">)</text:span></text:p>
      <text:p text:style-name="Text_20_body">改成banking
</text:p>
      <text:p text:style-name="OrgSrcBlockLastLine"><text:span text:style-name="OrgSrcFontLockVariableNameFace">intent_schema</text:span><text:s/>=<text:s/>read_intents<text:span text:style-name="OrgSrcRainbowDelimitersDepth1Face">(</text:span><text:span text:style-name="OrgSrcFontLockStringFace">"/Users/didi/Desktop/dstc11/FINAL-dstc11-track2-intent-induction/final_result/induced-intents-banking_n1705_k21remove888.json"</text:span><text:span text:style-name="OrgSrcRainbowDelimitersDepth1Face">)</text:span></text:p>
      <text:p text:style-name="Text_20_body">或finance
</text:p>
      <text:p text:style-name="OrgSrcBlockLastLine"><text:span text:style-name="OrgSrcFontLockVariableNameFace">intent_schema</text:span><text:s/>=<text:s/>read_intents<text:span text:style-name="OrgSrcRainbowDelimitersDepth1Face">(</text:span><text:span text:style-name="OrgSrcFontLockStringFace">"/Users/didi/Desktop/dstc11/FINAL-dstc11-track2-intent-induction/final_result/induced-intents-finance_n2636_k24remove777.json"</text:span><text:span text:style-name="OrgSrcRainbowDelimitersDepth1Face">)</text:span></text:p>
      <text:h text:style-name="Heading_20_3" text:outline-level="3" text:is-list-header="false">
<text:bookmark-start text:name="OrgXref.org5666846"/>
<text:bookmark text:name="org5666846"/>dstc11-track2-intent-induction/configs/run-open-intent-induction-baselines-adj.jsonnet:35改为test-banking或test-finance
<text:bookmark-end text:name="OrgXref.org5666846"/></text:h>
      <text:h text:style-name="Heading_20_3" text:outline-level="3" text:is-list-header="false">
<text:bookmark-start text:name="OrgXref.org8e7ba60"/>
<text:bookmark text:name="org8e7ba60"/>copy文件夹到dstc11-track2-intent-induction/dstc11下
<text:bookmark-end text:name="OrgXref.org8e7ba60"/></text:h>
      <text:h text:style-name="Heading_20_3" text:outline-level="3" text:is-list-header="false">
<text:bookmark-start text:name="OrgXref.orgf40d76d"/>
<text:bookmark text:name="orgf40d76d"/>运行
<text:bookmark-end text:name="OrgXref.orgf40d76d"/></text:h>
      <text:p text:style-name="OrgSrcBlock">python3<text:s/>-m<text:s/>sitod.run_experiment<text:s/><text:span text:style-name="OrgSrcShEscapedNewline">\</text:span></text:p>
      <text:p text:style-name="OrgSrcBlock">--data_root_dir<text:s/>dstc11<text:s/><text:span text:style-name="OrgSrcShEscapedNewline">\</text:span></text:p>
      <text:p text:style-name="OrgSrcBlock">--experiment_root_dir<text:s/>results<text:s/><text:span text:style-name="OrgSrcShEscapedNewline">\</text:span></text:p>
      <text:p text:style-name="OrgSrcBlockLastLine">--config<text:s/>configs/run-open-intent-induction-baselines-adj.jsonnet</text:p>
      <text:p text:style-name="Text_20_body">acc
banking 63.6 符合
finance 55.3 符合
</text:p>
      <text:h text:style-name="Heading_20_2" text:outline-level="2" text:is-list-header="false">
<text:bookmark-start text:name="OrgXref.org9ca076c"/>
<text:bookmark text:name="org9ca076c"/>用官方测试集验证其他结果
<text:bookmark-end text:name="OrgXref.org9ca076c"/></text:h>
      <text:h text:style-name="Heading_20_3" text:outline-level="3" text:is-list-header="false">
<text:bookmark-start text:name="OrgXref.org9efb314"/>
<text:bookmark text:name="org9efb314"/>没加simcse的版本
<text:bookmark-end text:name="OrgXref.org9efb314"/></text:h>
      <text:list text:style-name="OrgNumberedList" text:continue-numbering="false">
        <text:list-item>
          <text:p text:style-name="Text_20_body">
<text:bookmark-start text:name="OrgXref.org7de976b"/>
<text:bookmark text:name="org7de976b"/>第一次提交
<text:bookmark-end text:name="OrgXref.org7de976b"/></text:p>
          <text:p text:style-name="Text_20_body">文件路径
banking <text:note text:id="fn1" text:note-class="footnote"><text:note-citation>1</text:note-citation><text:note-body><text:p text:style-name="Footnote">/Users/didi/Desktop/dstc11/dstc11-track2-intent-induction/dstc11<text:span text:style-name="OrgSubscript">gzq</text:span>/induced<text:span text:style-name="OrgSubscript">intents</text:span><text:span text:style-name="OrgSubscript">banking</text:span><text:span text:style-name="OrgSubscript">gzq</text:span><text:span text:style-name="OrgSubscript">sccl</text:span><text:span text:style-name="OrgSubscript">res</text:span><text:span text:style-name="OrgSubscript">1256</text:span><text:span text:style-name="OrgSubscript">27</text:span><text:span text:style-name="OrgSubscript">epoch30</text:span><text:span text:style-name="OrgSubscript">bs24.jsonl</text:span>
</text:p></text:note-body></text:note>
finance <text:note text:id="fn2" text:note-class="footnote"><text:note-citation>2</text:note-citation><text:note-body><text:p text:style-name="Footnote">/Users/didi/Desktop/dstc11/dstc11-track2-intent-induction/dstc11<text:span text:style-name="OrgSubscript">gzq</text:span>/induced<text:span text:style-name="OrgSubscript">intents</text:span><text:span text:style-name="OrgSubscript">finance</text:span><text:span text:style-name="OrgSubscript">gzq</text:span><text:span text:style-name="OrgSubscript">sccl</text:span><text:span text:style-name="OrgSubscript">res</text:span><text:span text:style-name="OrgSubscript">2285</text:span><text:span text:style-name="OrgSubscript">28</text:span><text:span text:style-name="OrgSubscript">epoch30</text:span><text:span text:style-name="OrgSubscript">bs24.jsonl</text:span>
</text:p></text:note-body></text:note>
acc
banking 33.7 低于预期
finance 47.2 低于预期
</text:p>
        </text:list-item>
        <text:list-item>
          <text:p text:style-name="Text_20_body">
<text:bookmark-start text:name="OrgXref.orgdcab0ce"/>
<text:bookmark text:name="orgdcab0ce"/>重新复现
<text:bookmark-end text:name="OrgXref.orgdcab0ce"/></text:p>
          <text:list text:style-name="OrgNumberedList" text:continue-numbering="true">
            <text:list-item>
              <text:p text:style-name="Text_20_body">
<text:bookmark-start text:name="OrgXref.org7d66eaa"/>
<text:bookmark text:name="org7d66eaa"/>baseline algorithm data
<text:bookmark-end text:name="OrgXref.org7d66eaa"/></text:p>
              <text:p text:style-name="Text_20_body">banking
</text:p>
            </text:list-item>
            <text:list-item>
              <text:p text:style-name="Text_20_body">
<text:bookmark-start text:name="OrgXref.orgccd7d59"/>
<text:bookmark text:name="orgccd7d59"/>1503 1597 ground truth 无simcse
<text:bookmark-end text:name="OrgXref.orgccd7d59"/></text:p>
            </text:list-item>
          </text:list>
        </text:list-item>
      </text:list>
      <text:section text:style-name="OrgIndentedSection-Level-2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原始文件</text:p>
              </table:table-cell>
              <table:table-cell table:style-name="OrgTblCellTB">
                <text:p text:style-name="OrgTableHeadingLeft">结果文件</text:p>
              </table:table-cell>
              <table:table-cell table:style-name="OrgTblCellTB">
                <text:p text:style-name="OrgTableHeadingRight">acc</text:p>
              </table:table-cell>
              <table:table-cell table:style-name="OrgTblCellTB">
                <text:p text:style-name="OrgTableHeadingRight">k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banking</text:p>
              </table:table-cell>
              <table:table-cell table:style-name="OrgTblCellT">
                <text:p text:style-name="OrgTableContentsLeft"><text:note text:id="fn3" text:note-class="footnote"><text:note-citation>3</text:note-citation><text:note-body><text:p text:style-name="Footnote">/Users/didi/Desktop/dstc11/FINAL-dstc11-track2-intent-induction/dstc11/development/test-banking/dialogues<text:span text:style-name="OrgSubscript">ground</text:span><text:span text:style-name="OrgSubscript">truth</text:span><text:span text:style-name="OrgSubscript">1503.jsonl</text:span>
</text:p></text:note-body></text:note></text:p>
              </table:table-cell>
              <table:table-cell table:style-name="OrgTblCellT">
                <text:p text:style-name="OrgTableContentsLeft"><text:note text:id="fn4" text:note-class="footnote"><text:note-citation>4</text:note-citation><text:note-body><text:p text:style-name="Footnote">/Users/didi/Desktop/dstc11/FINAL-dstc11-track2-intent-induction/final<text:span text:style-name="OrgSubscript">result</text:span>/after<text:span text:style-name="OrgSubscript">induced</text:span>-intents-banking20<text:span text:style-name="OrgSubscript">1705</text:span><text:span text:style-name="OrgSubscript">50</text:span><text:span text:style-name="OrgSubscript">24.json</text:span>
</text:p></text:note-body></text:note></text:p>
              </table:table-cell>
              <table:table-cell table:style-name="OrgTblCellT">
                <text:p text:style-name="OrgTableContentsRight">73.2</text:p>
              </table:table-cell>
              <table:table-cell table:style-name="OrgTblCellT">
                <text:p text:style-name="OrgTableContentsRight">22</text:p>
              </table:table-cell>
              <table:table-cell table:style-name="OrgTblCellT">
                <text:p text:style-name="OrgTableContentsLeft">相比于baseline偏低</text:p>
              </table:table-cell>
            </table:table-row>
            <table:table-row>
              <table:table-cell table:style-name="OrgTblCellB">
                <text:p text:style-name="OrgTableContentsLeft">finance</text:p>
              </table:table-cell>
              <table:table-cell table:style-name="OrgTblCellB">
                <text:p text:style-name="OrgTableContentsLeft"><text:note text:id="fn5" text:note-class="footnote"><text:note-citation>5</text:note-citation><text:note-body><text:p text:style-name="Footnote">/Users/didi/Desktop/dstc11/FINAL-dstc11-track2-intent-induction/dstc11/development/test-finance/dialogues<text:span text:style-name="OrgSubscript">ground</text:span><text:span text:style-name="OrgSubscript">truth</text:span><text:span text:style-name="OrgSubscript">1597.jsonl</text:span>
</text:p></text:note-body></text:note></text:p>
              </table:table-cell>
              <table:table-cell table:style-name="OrgTblCellB">
                <text:p text:style-name="OrgTableContentsLeft"><text:note text:id="fn6" text:note-class="footnote"><text:note-citation>6</text:note-citation><text:note-body><text:p text:style-name="Footnote">/Users/didi/Desktop/dstc11/FINAL-dstc11-track2-intent-induction/final<text:span text:style-name="OrgSubscript">result</text:span>/after<text:span text:style-name="OrgSubscript">induced</text:span>-intents-finance<text:span text:style-name="OrgSubscript">n1597</text:span><text:span text:style-name="OrgSubscript">k24.json</text:span>
</text:p></text:note-body></text:note></text:p>
              </table:table-cell>
              <table:table-cell table:style-name="OrgTblCellB">
                <text:p text:style-name="OrgTableContentsRight"/>
              </table:table-cell>
              <table:table-cell table:style-name="OrgTblCellB">
                <text:p text:style-name="OrgTableContentsRight">24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item>
          <text:list text:style-name="OrgNumberedList" text:continue-numbering="true">
            <text:list-header>

</text:list-header>
            <text:list-item>
              <text:p text:style-name="Text_20_body">
<text:bookmark-start text:name="OrgXref.orgf13e6fc"/>
<text:bookmark text:name="orgf13e6fc"/>1256 2285 dingning
<text:bookmark-end text:name="OrgXref.orgf13e6fc"/></text:p>
            </text:list-item>
          </text:list>
        </text:list-item>
      </text:list>
      <text:section text:style-name="OrgIndentedSection-Level-2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原始文件</text:p>
              </table:table-cell>
              <table:table-cell table:style-name="OrgTblCellTB">
                <text:p text:style-name="OrgTableHeadingLeft">结果文件</text:p>
              </table:table-cell>
              <table:table-cell table:style-name="OrgTblCellTB">
                <text:p text:style-name="OrgTableHeadingLeft">acc</text:p>
              </table:table-cell>
              <table:table-cell table:style-name="OrgTblCellTB">
                <text:p text:style-name="OrgTableHeadingRight">k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banking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<text:note text:id="fn7" text:note-class="footnote"><text:note-citation>7</text:note-citation><text:note-body><text:p text:style-name="Footnote">/Users/didi/Desktop/dstc11/FINAL-dstc11-track2-intent-induction/final<text:span text:style-name="OrgSubscript">result</text:span>/after<text:span text:style-name="OrgSubscript">d</text:span><text:span text:style-name="OrgSubscript">induced</text:span>-intents-banking22<text:span text:style-name="OrgSubscript">1256</text:span><text:span text:style-name="OrgSubscript">50</text:span><text:span text:style-name="OrgSubscript">24.json</text:span>
</text:p></text:note-body></text:note></text:p>
              </table:table-cell>
              <table:table-cell table:style-name="OrgTblCellT">
                <text:p text:style-name="OrgTableContentsLeft">59.2</text:p>
              </table:table-cell>
              <table:table-cell table:style-name="OrgTblCellT">
                <text:p text:style-name="OrgTableContentsRight">22</text:p>
              </table:table-cell>
              <table:table-cell table:style-name="OrgTblCellT">
                <text:p text:style-name="OrgTableContentsLeft">低于预期</text:p>
              </table:table-cell>
            </table:table-row>
            <table:table-row>
              <table:table-cell table:style-name="OrgTblCellB">
                <text:p text:style-name="OrgTableContentsLeft">finance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43.5?</text:p>
              </table:table-cell>
              <table:table-cell table:style-name="OrgTblCellB">
                <text:p text:style-name="OrgTableContentsRight">24</text:p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list text:style-name="OrgNumberedList" text:continue-numbering="true">
        <text:list-item>
          <text:list text:style-name="OrgNumberedList" text:continue-numbering="true">
            <text:list-header>

</text:list-header>
          </text:list>
        </text:list-item>
      </text:list>
      <text:h text:style-name="Heading_20_3" text:outline-level="3" text:is-list-header="false">
<text:bookmark-start text:name="OrgXref.org34f13f3"/>
<text:bookmark text:name="org34f13f3"/>没有限制50条的版本
<text:bookmark-end text:name="OrgXref.org34f13f3"/></text:h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原始文件</text:p>
              </table:table-cell>
              <table:table-cell table:style-name="OrgTblCellTB">
                <text:p text:style-name="OrgTableHeadingLeft">结果文件</text:p>
              </table:table-cell>
              <table:table-cell table:style-name="OrgTblCellTB">
                <text:p text:style-name="OrgTableHeadingRight">acc</text:p>
              </table:table-cell>
              <table:table-cell table:style-name="OrgTblCellTB">
                <text:p text:style-name="OrgTableHeadingRight">k</text:p>
              </table:table-cell>
              <table:table-cell table:style-name="OrgTblCellTB">
                <text:p text:style-name="OrgTableHeadingLeft"/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banking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><text:note text:id="fn8" text:note-class="footnote"><text:note-citation>8</text:note-citation><text:note-body><text:p text:style-name="Footnote">/Users/didi/Desktop/dstc11/FINAL-dstc11-track2-intent-induction/final<text:span text:style-name="OrgSubscript">result</text:span>/induced-intents-banking<text:span text:style-name="OrgSubscript">n1705</text:span><text:span text:style-name="OrgSubscript">k22.json</text:span>
</text:p></text:note-body></text:note></text:p>
              </table:table-cell>
              <table:table-cell table:style-name="OrgTblCellT">
                <text:p text:style-name="OrgTableContentsRight">65.6</text:p>
              </table:table-cell>
              <table:table-cell table:style-name="OrgTblCellT">
                <text:p text:style-name="OrgTableContentsRight">22</text:p>
              </table:table-cell>
              <table:table-cell table:style-name="OrgTblCellT">
                <text:p text:style-name="OrgTableContentsLeft">提升2</text:p>
              </table:table-cell>
            </table:table-row>
            <table:table-row>
              <table:table-cell table:style-name="OrgTblCellB">
                <text:p text:style-name="OrgTableContentsLeft">finance</text:p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note text:id="fn9" text:note-class="footnote"><text:note-citation>9</text:note-citation><text:note-body><text:p text:style-name="Footnote">/Users/didi/Desktop/dstc11/FINAL-dstc11-track2-intent-induction/final<text:span text:style-name="OrgSubscript">result</text:span>/induced-intents-finance<text:span text:style-name="OrgSubscript">k24</text:span><text:span text:style-name="OrgSubscript">n2636.json</text:span>
</text:p></text:note-body></text:note></text:p>
              </table:table-cell>
              <table:table-cell table:style-name="OrgTblCellB">
                <text:p text:style-name="OrgTableContentsRight">55.5</text:p>
              </table:table-cell>
              <table:table-cell table:style-name="OrgTblCellB">
                <text:p text:style-name="OrgTableContentsRight">24</text:p>
              </table:table-cell>
              <table:table-cell table:style-name="OrgTblCellB">
                <text:p text:style-name="OrgTableContentsLeft">提升0.2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6183a7f"/>
<text:bookmark text:name="org6183a7f"/>k=28 simcse 限制50
<text:bookmark-end text:name="OrgXref.org6183a7f"/></text:h>
      <text:p text:style-name="Text_20_body">banking /Users/didi/Desktop/dstc11/FINAL-dstc11-track2-intent-induction/final<text:span text:style-name="OrgSubscript">result</text:span>/induced-intents-banking<text:span text:style-name="OrgSubscript">n1705</text:span><text:span text:style-name="OrgSubscript">k22remove.json</text:span> acc63.1
</text:p>
      <text:h text:style-name="Heading_20_2" text:outline-level="2" text:is-list-header="false">
<text:bookmark-start text:name="OrgXref.orgf6cf595"/>
<text:bookmark text:name="orgf6cf595"/>k值影响
<text:bookmark-end text:name="OrgXref.orgf6cf595"/></text:h>
      <text:h text:style-name="Heading_20_3" text:outline-level="3" text:is-list-header="false">
<text:bookmark-start text:name="OrgXref.org2825ae1"/>
<text:bookmark text:name="org2825ae1"/>banking
<text:bookmark-end text:name="OrgXref.org2825ae1"/></text:h>
      <text:list text:style-name="OrgNumberedList" text:continue-numbering="false">
        <text:list-item>
          <text:p text:style-name="Text_20_body">
<text:bookmark-start text:name="OrgXref.orgdcc5bea"/>
<text:bookmark text:name="orgdcc5bea"/><text:span text:style-name="OrgTodo">TODO</text:span> origin nosimcse file
<text:bookmark-end text:name="OrgXref.orgdcc5bea"/></text:p>
        </text:list-item>
      </text:list>
      <text:section text:style-name="OrgIndentedSection-Level-1" text:name="Section5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k</text:p>
              </table:table-cell>
              <table:table-cell table:style-name="OrgTblCellTB">
                <text:p text:style-name="OrgTableHeadingRight">22</text:p>
              </table:table-cell>
              <table:table-cell table:style-name="OrgTblCellTB">
                <text:p text:style-name="OrgTableHeadingRight">25</text:p>
              </table:table-cell>
              <table:table-cell table:style-name="OrgTblCellTB">
                <text:p text:style-name="OrgTableHeadingRight">30</text:p>
              </table:table-cell>
              <table:table-cell table:style-name="OrgTblCellTB">
                <text:p text:style-name="OrgTableHeadingRight">35</text:p>
              </table:table-cell>
              <table:table-cell table:style-name="OrgTblCellTB">
                <text:p text:style-name="OrgTableHeadingRight">40</text:p>
              </table:table-cell>
              <table:table-cell table:style-name="OrgTblCellTB">
                <text:p text:style-name="OrgTableHeadingRight">45</text:p>
              </table:table-cell>
              <table:table-cell table:style-name="OrgTblCellTB">
                <text:p text:style-name="OrgTableHeadingRight">50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acc</text:p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
<text:bookmark-start text:name="OrgXref.org5494aa5"/>
<text:bookmark text:name="org5494aa5"/>statistic nosimcse file
<text:bookmark-end text:name="OrgXref.org5494aa5"/></text:p>
        </text:list-item>
      </text:list>
      <text:section text:style-name="OrgIndentedSection-Level-1" text:name="Section6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k</text:p>
              </table:table-cell>
              <table:table-cell table:style-name="OrgTblCellTB">
                <text:p text:style-name="OrgTableHeadingRight">22</text:p>
              </table:table-cell>
              <table:table-cell table:style-name="OrgTblCellTB">
                <text:p text:style-name="OrgTableHeadingRight">25</text:p>
              </table:table-cell>
              <table:table-cell table:style-name="OrgTblCellTB">
                <text:p text:style-name="OrgTableHeadingRight">30</text:p>
              </table:table-cell>
              <table:table-cell table:style-name="OrgTblCellTB">
                <text:p text:style-name="OrgTableHeadingRight">35</text:p>
              </table:table-cell>
              <table:table-cell table:style-name="OrgTblCellTB">
                <text:p text:style-name="OrgTableHeadingRight">40</text:p>
              </table:table-cell>
              <table:table-cell table:style-name="OrgTblCellTB">
                <text:p text:style-name="OrgTableHeadingRight">45</text:p>
              </table:table-cell>
              <table:table-cell table:style-name="OrgTblCellTB">
                <text:p text:style-name="OrgTableHeadingRight">50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acc</text:p>
              </table:table-cell>
              <table:table-cell table:style-name="OrgTblCellTB">
                <text:p text:style-name="OrgTableContentsRight">59.2</text:p>
              </table:table-cell>
              <table:table-cell table:style-name="OrgTblCellTB">
                <text:p text:style-name="OrgTableContentsRight">72.2</text:p>
              </table:table-cell>
              <table:table-cell table:style-name="OrgTblCellTB">
                <text:p text:style-name="OrgTableContentsRight">71.7</text:p>
              </table:table-cell>
              <table:table-cell table:style-name="OrgTblCellTB">
                <text:p text:style-name="OrgTableContentsRight">75.2</text:p>
              </table:table-cell>
              <table:table-cell table:style-name="OrgTblCellTB">
                <text:p text:style-name="OrgTableContentsRight">78.6</text:p>
              </table:table-cell>
              <table:table-cell table:style-name="OrgTblCellTB">
                <text:p text:style-name="OrgTableContentsRight">74.2</text:p>
              </table:table-cell>
              <table:table-cell table:style-name="OrgTblCellTB">
                <text:p text:style-name="OrgTableContentsRight">72</text:p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
<text:bookmark-start text:name="OrgXref.org4ba7224"/>
<text:bookmark text:name="org4ba7224"/><text:span text:style-name="OrgTodo">TODO</text:span> statistic simcse file
<text:bookmark-end text:name="OrgXref.org4ba7224"/></text:p>
        </text:list-item>
      </text:list>
      <text:section text:style-name="OrgIndentedSection-Level-1" text:name="Section7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k</text:p>
              </table:table-cell>
              <table:table-cell table:style-name="OrgTblCellTB">
                <text:p text:style-name="OrgTableHeadingRight">22</text:p>
              </table:table-cell>
              <table:table-cell table:style-name="OrgTblCellTB">
                <text:p text:style-name="OrgTableHeadingRight">25</text:p>
              </table:table-cell>
              <table:table-cell table:style-name="OrgTblCellTB">
                <text:p text:style-name="OrgTableHeadingRight">30</text:p>
              </table:table-cell>
              <table:table-cell table:style-name="OrgTblCellTB">
                <text:p text:style-name="OrgTableHeadingRight">35</text:p>
              </table:table-cell>
              <table:table-cell table:style-name="OrgTblCellTB">
                <text:p text:style-name="OrgTableHeadingRight">40</text:p>
              </table:table-cell>
              <table:table-cell table:style-name="OrgTblCellTB">
                <text:p text:style-name="OrgTableHeadingRight">45</text:p>
              </table:table-cell>
              <table:table-cell table:style-name="OrgTblCellTB">
                <text:p text:style-name="OrgTableHeadingRight">50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acc</text:p>
              </table:table-cell>
              <table:table-cell table:style-name="OrgTblCellTB">
                <text:p text:style-name="OrgTableContentsRight">63.6</text:p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</text:list>
      <text:h text:style-name="Heading_20_3" text:outline-level="3" text:is-list-header="false">
<text:bookmark-start text:name="OrgXref.orgeee1ec5"/>
<text:bookmark text:name="orgeee1ec5"/>finance
<text:bookmark-end text:name="OrgXref.orgeee1ec5"/></text:h>
      <text:list text:style-name="OrgNumberedList" text:continue-numbering="false">
        <text:list-item>
          <text:p text:style-name="Text_20_body">
<text:bookmark-start text:name="OrgXref.orga8dcd06"/>
<text:bookmark text:name="orga8dcd06"/>finance origin6676 nosimcse 文件路径<text:note text:id="fn10" text:note-class="footnote"><text:note-citation>10</text:note-citation><text:note-body><text:p text:style-name="Footnote"><text:a xlink:type="simple" xlink:href="file:///Users/didi/Desktop/dstc11/FINAL-dstc11-track2-intent-induction/final_result/after_origin_induced-intents-finance_n6676_k25.json">file:///Users/didi/Desktop/dstc11/FINAL-dstc11-track2-intent-induction/final_result/after_origin_induced-intents-finance_n6676_k25.json</text:a>
</text:p></text:note-body></text:note>
<text:bookmark-end text:name="OrgXref.orga8dcd06"/></text:p>
        </text:list-item>
      </text:list>
      <text:section text:style-name="OrgIndentedSection-Level-1" text:name="Section8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k</text:p>
              </table:table-cell>
              <table:table-cell table:style-name="OrgTblCellTB">
                <text:p text:style-name="OrgTableHeadingRight">24</text:p>
              </table:table-cell>
              <table:table-cell table:style-name="OrgTblCellTB">
                <text:p text:style-name="OrgTableHeadingRight">25</text:p>
              </table:table-cell>
              <table:table-cell table:style-name="OrgTblCellTB">
                <text:p text:style-name="OrgTableHeadingRight">30</text:p>
              </table:table-cell>
              <table:table-cell table:style-name="OrgTblCellTB">
                <text:p text:style-name="OrgTableHeadingRight">35</text:p>
              </table:table-cell>
              <table:table-cell table:style-name="OrgTblCellTB">
                <text:p text:style-name="OrgTableHeadingRight">40</text:p>
              </table:table-cell>
              <table:table-cell table:style-name="OrgTblCellTB">
                <text:p text:style-name="OrgTableHeadingRight">45</text:p>
              </table:table-cell>
              <table:table-cell table:style-name="OrgTblCellTB">
                <text:p text:style-name="OrgTableHeadingRight">50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acc</text:p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>47.8</text:p>
              </table:table-cell>
              <table:table-cell table:style-name="OrgTblCellTB">
                <text:p text:style-name="OrgTableContentsRight">45.5</text:p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
<text:bookmark-start text:name="OrgXref.orgfd24858"/>
<text:bookmark text:name="orgfd24858"/><text:span text:style-name="OrgTodo">ONGOING</text:span> finance statistic nosimcse 文件路径 <text:note text:id="fn11" text:note-class="footnote"><text:note-citation>11</text:note-citation><text:note-body><text:p text:style-name="Footnote"><text:a xlink:type="simple" xlink:href="file:///Users/didi/Desktop/dstc11/FINAL-dstc11-track2-intent-induction/final_result/after_d_induced-intents-finance_n1597_k50.json">file:///Users/didi/Desktop/dstc11/FINAL-dstc11-track2-intent-induction/final_result/after_d_induced-intents-finance_n1597_k50.json</text:a>
</text:p></text:note-body></text:note>
<text:bookmark-end text:name="OrgXref.orgfd24858"/></text:p>
          <text:p text:style-name="Text_20_body">?
</text:p>
        </text:list-item>
      </text:list>
      <text:section text:style-name="OrgIndentedSection-Level-1" text:name="Section9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statistic</text:p>
              </table:table-cell>
              <table:table-cell table:style-name="OrgTblCellTB">
                <text:p text:style-name="OrgTableHeadingRight">24</text:p>
              </table:table-cell>
              <table:table-cell table:style-name="OrgTblCellTB">
                <text:p text:style-name="OrgTableHeadingRight">25</text:p>
              </table:table-cell>
              <table:table-cell table:style-name="OrgTblCellTB">
                <text:p text:style-name="OrgTableHeadingRight">30</text:p>
              </table:table-cell>
              <table:table-cell table:style-name="OrgTblCellTB">
                <text:p text:style-name="OrgTableHeadingRight">35</text:p>
              </table:table-cell>
              <table:table-cell table:style-name="OrgTblCellTB">
                <text:p text:style-name="OrgTableHeadingRight">40</text:p>
              </table:table-cell>
              <table:table-cell table:style-name="OrgTblCellTB">
                <text:p text:style-name="OrgTableHeadingRight">45</text:p>
              </table:table-cell>
              <table:table-cell table:style-name="OrgTblCellTB">
                <text:p text:style-name="OrgTableHeadingRight">50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acc</text:p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  <table:table-cell table:style-name="OrgTblCellTB">
                <text:p text:style-name="OrgTableContentsRight"/>
              </table:table-cell>
            </table:table-row>
          </table:table-rows>
        </table:table>
      </text:section>
      <text:list text:style-name="OrgNumberedList" text:continue-numbering="true">
        <text:list-header>

</text:list-header>
        <text:list-item>
          <text:p text:style-name="Text_20_body">
<text:bookmark-start text:name="OrgXref.org5e3cb03"/>
<text:bookmark text:name="org5e3cb03"/><text:span text:style-name="OrgTodo">ONGOING</text:span> finance statistic simcse 文件路径
<text:bookmark-end text:name="OrgXref.org5e3cb03"/></text:p>
        </text:list-item>
      </text:list>
      <text:section text:style-name="OrgIndentedSection-Level-1" text:name="Section10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k</text:p>
              </table:table-cell>
              <table:table-cell table:style-name="OrgTblCellTB">
                <text:p text:style-name="OrgTableHeadingRight">24</text:p>
              </table:table-cell>
              <table:table-cell table:style-name="OrgTblCellTB">
                <text:p text:style-name="OrgTableHeadingRight">25</text:p>
              </table:table-cell>
              <table:table-cell table:style-name="OrgTblCellTB">
                <text:p text:style-name="OrgTableHeadingRight">30</text:p>
              </table:table-cell>
              <table:table-cell table:style-name="OrgTblCellTB">
                <text:p text:style-name="OrgTableHeadingRight">35</text:p>
              </table:table-cell>
              <table:table-cell table:style-name="OrgTblCellTB">
                <text:p text:style-name="OrgTableHeadingRight">40</text:p>
              </table:table-cell>
              <table:table-cell table:style-name="OrgTblCellTB">
                <text:p text:style-name="OrgTableHeadingRight">45</text:p>
              </table:table-cell>
              <table:table-cell table:style-name="OrgTblCellTB">
                <text:p text:style-name="OrgTableHeadingRight">50</text:p>
              </table:table-cell>
            </table:table-row>
          </table:table-header-rows>
          <table:table-rows>
            <table:table-row>
              <table:table-cell table:style-name="OrgTblCellTB">
                <text:p text:style-name="OrgTableContentsLeft">acc</text:p>
              </table:table-cell>
              <table:table-cell table:style-name="OrgTblCellTB">
                <text:p text:style-name="OrgTableContentsRight"><text:span text:style-name="Underline">55.5</text:span> /57</text:p>
              </table:table-cell>
              <table:table-cell table:style-name="OrgTblCellTB">
                <text:p text:style-name="OrgTableContentsRight">60.5</text:p>
              </table:table-cell>
              <table:table-cell table:style-name="OrgTblCellTB">
                <text:p text:style-name="OrgTableContentsRight">67</text:p>
              </table:table-cell>
              <table:table-cell table:style-name="OrgTblCellTB">
                <text:p text:style-name="OrgTableContentsRight">69.4</text:p>
              </table:table-cell>
              <table:table-cell table:style-name="OrgTblCellTB">
                <text:p text:style-name="OrgTableContentsRight">69.6</text:p>
              </table:table-cell>
              <table:table-cell table:style-name="OrgTblCellTB">
                <text:p text:style-name="OrgTableContentsRight">75</text:p>
              </table:table-cell>
              <table:table-cell table:style-name="OrgTblCellTB">
                <text:p text:style-name="OrgTableContentsRight">73.4</text:p>
              </table:table-cell>
            </table:table-row>
          </table:table-rows>
        </table:table>
      </text:section>
      <text:list text:style-name="OrgNumberedList" text:continue-numbering="true">
        <text:list-header>
          <text:p text:style-name="OrgSrcBlock"><text:span text:style-name="OrgSrcFontLockKeywordFace">import</text:span><text:s/>numpy,<text:s/>matplotlib</text:p>
          <text:p text:style-name="OrgSrcBlock">matplotlib.use<text:span text:style-name="OrgSrcRainbowDelimitersDepth1Face">(</text:span><text:span text:style-name="OrgSrcFontLockStringFace">'Agg'</text:span><text:span text:style-name="OrgSrcRainbowDelimitersDepth1Face">)</text:span></text:p>
          <text:p text:style-name="OrgSrcBlock"><text:span text:style-name="OrgSrcFontLockKeywordFace">import</text:span><text:s/>matplotlib.pyplot<text:s/><text:span text:style-name="OrgSrcFontLockKeywordFace">as</text:span><text:s/>plt</text:p>
          <text:p text:style-name="OrgSrcBlock"><text:span text:style-name="OrgSrcFontLockVariableNameFace">fig</text:span><text:s/>=<text:s/>plt.figure<text:span text:style-name="OrgSrcRainbowDelimitersDepth1Face">(</text:span>figsize=<text:span text:style-name="OrgSrcRainbowDelimitersDepth2Face">(</text:span>4,2<text:span text:style-name="OrgSrcRainbowDelimitersDepth2Face">)</text:span><text:span text:style-name="OrgSrcRainbowDelimitersDepth1Face">)</text:span></text:p>
          <text:p text:style-name="OrgSrcBlock">x<text:s/>=<text:s/><text:span text:style-name="OrgSrcRainbowDelimitersDepth1Face">[</text:span>24<text:span text:style-name="OrgSrcRainbowDelimitersDepth1Face">]</text:span>+<text:span text:style-name="OrgSrcRainbowDelimitersDepth1Face">[</text:span>i<text:s/><text:span text:style-name="OrgSrcFontLockKeywordFace">for</text:span><text:s/>i<text:s/><text:span text:style-name="OrgSrcFontLockKeywordFace">in</text:span><text:s/><text:span text:style-name="OrgSrcFontLockBuiltinFace">range</text:span><text:span text:style-name="OrgSrcRainbowDelimitersDepth2Face">(</text:span>25,51,5<text:span text:style-name="OrgSrcRainbowDelimitersDepth2Face">)</text:span><text:span text:style-name="OrgSrcRainbowDelimitersDepth1Face">]</text:span></text:p>
          <text:p text:style-name="OrgSrcBlock">y<text:s/>=<text:s/><text:span text:style-name="OrgSrcRainbowDelimitersDepth1Face">[</text:span>57,60.5,67,69.4,69.6,75,73.4<text:span text:style-name="OrgSrcRainbowDelimitersDepth1Face">]</text:span></text:p>
          <text:p text:style-name="OrgSrcBlock">plt.plot<text:span text:style-name="OrgSrcRainbowDelimitersDepth1Face">(</text:span>x,y<text:span text:style-name="OrgSrcRainbowDelimitersDepth1Face">)</text:span></text:p>
          <text:p text:style-name="OrgSrcBlock">plt.scatter<text:span text:style-name="OrgSrcRainbowDelimitersDepth1Face">(</text:span>43,72.39,label=<text:span text:style-name="OrgSrcFontLockStringFace">'1st'</text:span><text:span text:style-name="OrgSrcRainbowDelimitersDepth1Face">)</text:span></text:p>
          <text:p text:style-name="OrgSrcBlock">plt.scatter<text:span text:style-name="OrgSrcRainbowDelimitersDepth1Face">(</text:span>42,71.5,label=<text:span text:style-name="OrgSrcFontLockStringFace">'2st'</text:span><text:span text:style-name="OrgSrcRainbowDelimitersDepth1Face">)</text:span></text:p>
          <text:p text:style-name="OrgSrcBlock">plt.scatter<text:span text:style-name="OrgSrcRainbowDelimitersDepth1Face">(</text:span>36,71.33,label=<text:span text:style-name="OrgSrcFontLockStringFace">'4st'</text:span><text:span text:style-name="OrgSrcRainbowDelimitersDepth1Face">)</text:span></text:p>
          <text:p text:style-name="OrgSrcBlock">plt.legend<text:span text:style-name="OrgSrcRainbowDelimitersDepth1Face">(</text:span><text:span text:style-name="OrgSrcRainbowDelimitersDepth1Face">)</text:span></text:p>
          <text:p text:style-name="OrgSrcBlock">fig.tight_layout<text:span text:style-name="OrgSrcRainbowDelimitersDepth1Face">(</text:span><text:span text:style-name="OrgSrcRainbowDelimitersDepth1Face">)</text:span></text:p>
          <text:p text:style-name="OrgSrcBlock">plt.savefig<text:span text:style-name="OrgSrcRainbowDelimitersDepth1Face">(</text:span><text:span text:style-name="OrgSrcFontLockStringFace">'1.png'</text:span><text:span text:style-name="OrgSrcRainbowDelimitersDepth1Face">)</text:span></text:p>
          <text:p text:style-name="OrgSrcBlockLastLine"><text:span text:style-name="OrgSrcFontLockKeywordFace">return</text:span><text:span text:style-name="OrgSrcRainbowDelimitersDepth1Face">(</text:span><text:span text:style-name="OrgSrcFontLockStringFace">'1.png'</text:span><text:span text:style-name="OrgSrcRainbowDelimitersDepth1Face">)</text:span></text:p>
        </text:list-header>
      </text:list>
      <text:h text:style-name="Heading_20_1" text:outline-level="1" text:is-list-header="false">
<text:bookmark-start text:name="OrgXref.org9290e94"/>
<text:bookmark text:name="org9290e94"/>dstc11
<text:bookmark-end text:name="OrgXref.org9290e94"/></text:h>
      <text:h text:style-name="Heading_20_2" text:outline-level="2" text:is-list-header="false">
<text:bookmark-start text:name="OrgXref.org42efb77"/>
<text:bookmark text:name="org42efb77"/>dstc<text:span text:style-name="OrgSubscript">final</text:span><text:span text:style-name="OrgSubscript">code</text:span> 梽强哥准备的用于提交的代码
<text:bookmark-end text:name="OrgXref.org42efb77"/></text:h>
      <text:h text:style-name="Heading_20_2" text:outline-level="2" text:is-list-header="false">
<text:bookmark-start text:name="OrgXref.orgdbc6f0c"/>
<text:bookmark text:name="orgdbc6f0c"/>dstc11-track2-intent-induction 用于insurance的代码
<text:bookmark-end text:name="OrgXref.orgdbc6f0c"/></text:h>
      <text:h text:style-name="Heading_20_2" text:outline-level="2" text:is-list-header="false">
<text:bookmark-start text:name="OrgXref.org5b24c6c"/>
<text:bookmark text:name="org5b24c6c"/>FINAL-dstc11-track2-intent-induction 用于banking和clinc的代码
<text:bookmark-end text:name="OrgXref.org5b24c6c"/></text:h>
      <text:h text:style-name="Heading_20_2" text:outline-level="2" text:is-list-header="false">
<text:bookmark-start text:name="OrgXref.org031b086"/>
<text:bookmark text:name="org031b086"/>FINAL-dstc11-track2-intent-induction-dingning
<text:bookmark-end text:name="OrgXref.org031b086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BuiltinFace" style:family="text">
      <style:text-properties fo:color="#c397d8"/>
    </style:style>
    <style:style style:name="OrgSrcRainbowDelimitersDepth2Face" style:family="text">
      <style:text-properties fo:color="#70c0b1"/>
    </style:style>
    <style:style style:name="OrgSrcFontLockKeywordFace" style:family="text">
      <style:text-properties fo:color="#b9ca4a"/>
    </style:style>
    <style:style style:name="OrgSrcShEscapedNewline" style:family="text">
      <style:text-properties fo:color="#70c0b1"/>
    </style:style>
    <style:style style:name="OrgSrcRainbowDelimitersDepth1Face" style:family="text">
      <style:text-properties fo:color="#eaeaea"/>
    </style:style>
    <style:style style:name="OrgSrcBlock" style:family="paragraph" style:parent-style-name="Preformatted_20_Text">
      <style:paragraph-properties fo:background-color="#000000" fo:padding="0.049cm" fo:border="0.51pt solid #000000" style:shadow="none">
        <style:background-image/>
      </style:paragraph-properties>
      <style:text-properties fo:color="#eaeaea"/>
    </style:style>
    <style:style style:name="OrgSrcFontLockStringFace" style:family="text">
      <style:text-properties fo:color="#70c0b1"/>
    </style:style>
    <style:style style:name="OrgSrcFontLockVariableNameFace" style:family="text">
      <style:text-properties fo:color="#e7c547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un Gao</dc:creator>
    <meta:initial-creator>Jun Gao</meta:initial-creator>
    <dc:date>2022-10-27T15:19:00</dc:date>
    <meta:creation-date>2022-10-27T15:19:00</meta:creation-date>
    <meta:generator>Emacs 28.2 (Org mode 9.5.5)</meta:generator>
    <meta:keyword/>
    <dc:subject/>
    <dc:title>dstc11复盘文档</dc:title>
  </office:meta>
</office:document-meta>
</file>